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stroke="none" svg:stroke-width="0.071cm" draw:marker-start-width="0.306cm" draw:marker-end-width="0.306cm" draw:fill-color="#ef413d" draw:textarea-horizontal-align="justify" draw:textarea-vertical-align="top" draw:auto-grow-height="false" fo:min-height="7.3cm" fo:min-width="20.766cm" fo:padding-top="0.16cm" fo:padding-bottom="0.16cm" fo:padding-left="0.285cm" fo:padding-right="0.285cm"/>
    </style:style>
    <style:style style:name="gr3" style:family="graphic" style:parent-style-name="standard">
      <style:graphic-properties svg:stroke-color="#f58220" draw:fill-color="#faa61a" draw:textarea-horizontal-align="justify" draw:textarea-vertical-align="middle" draw:auto-grow-height="false" fo:min-height="1.782cm" fo:min-width="1.532cm"/>
    </style:style>
    <style:style style:name="gr4" style:family="graphic" style:parent-style-name="standard">
      <style:graphic-properties draw:stroke="none" svg:stroke-color="#000000" draw:fill="none" draw:fill-color="#ffffff" draw:textarea-vertical-align="bottom" fo:min-height="1.27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655cm" fo:min-width="19.439cm"/>
    </style:style>
    <style:style style:name="gr6" style:family="graphic" style:parent-style-name="standard">
      <style:graphic-properties svg:stroke-color="#cccccc" draw:fill-color="#ef413d" draw:textarea-horizontal-align="justify" draw:textarea-vertical-align="middle" draw:auto-grow-height="false" fo:min-height="1.368cm" fo:min-width="1.20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add58a" draw:textarea-horizontal-align="justify" draw:textarea-vertical-align="middle" draw:auto-grow-height="false" fo:min-height="0.379cm" fo:min-width="0.129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909cm"/>
    </style:style>
    <style:style style:name="gr10" style:family="graphic" style:parent-style-name="standard">
      <style:graphic-properties draw:stroke="none" svg:stroke-color="#000000" draw:fill="none" draw:fill-color="#ffffff" fo:min-height="9.021cm"/>
    </style:style>
    <style:style style:name="gr11" style:family="graphic" style:parent-style-name="standard">
      <style:graphic-properties svg:stroke-color="#ffffff" draw:fill-color="#eeeeee" draw:textarea-horizontal-align="justify" draw:textarea-vertical-align="top" draw:auto-grow-height="false" fo:min-height="13.364cm" fo:min-width="26.17cm"/>
    </style:style>
    <style:style style:name="gr12" style:family="graphic" style:parent-style-name="standard">
      <style:graphic-properties draw:textarea-horizontal-align="justify" draw:textarea-vertical-align="middle" draw:auto-grow-height="false" fo:min-height="9.032cm" fo:min-width="24.011cm"/>
    </style:style>
    <style:style style:name="gr13" style:family="graphic" style:parent-style-name="standard">
      <style:graphic-properties draw:textarea-horizontal-align="justify" draw:textarea-vertical-align="middle" draw:auto-grow-height="false" fo:min-height="7.751cm" fo:min-width="5.215cm"/>
    </style:style>
    <style:style style:name="gr14" style:family="graphic" style:parent-style-name="standard">
      <style:graphic-properties draw:textarea-horizontal-align="justify" draw:textarea-vertical-align="middle" draw:auto-grow-height="false" fo:min-height="4.449cm" fo:min-width="5.619cm"/>
    </style:style>
    <style:style style:name="gr15" style:family="graphic" style:parent-style-name="standard">
      <style:graphic-properties draw:textarea-horizontal-align="justify" draw:textarea-vertical-align="middle" draw:auto-grow-height="false" fo:min-height="7.37cm" fo:min-width="5.619cm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3.818cm"/>
    </style:style>
    <style:style style:name="gr17" style:family="graphic" style:parent-style-name="standard">
      <style:graphic-properties svg:stroke-color="#dddddd" draw:fill-color="#dddddd" draw:textarea-horizontal-align="justify" draw:textarea-vertical-align="middle" draw:auto-grow-height="false" fo:min-height="2.417cm" fo:min-width="27.567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text-align="center" fo:text-indent="0.203cm"/>
    </style:style>
    <style:style style:name="P3" style:family="paragraph">
      <loext:graphic-properties draw:fill-color="#ef413d"/>
      <style:paragraph-properties fo:margin-left="0cm" fo:margin-right="0cm" fo:text-align="center" fo:text-indent="0.203cm"/>
    </style:style>
    <style:style style:name="P4" style:family="paragraph"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add58a"/>
      <style:paragraph-properties fo:text-align="center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72cm" svg:height="1.016cm" svg:x="12.446cm" svg:y="0.762cm">
          <draw:text-box>
            <text:p>NOW</text:p>
          </draw:text-box>
        </draw:frame>
        <draw:g>
          <draw:custom-shape draw:style-name="gr2" draw:text-style-name="P3" draw:layer="layout" svg:width="21.336cm" svg:height="7.62cm" svg:x="4.064cm" svg:y="7.239cm">
            <text:p text:style-name="P2">YouTube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32cm" svg:height="2.032cm" svg:x="4.826cm" svg:y="8.712cm">
            <text:p text:style-name="P4">V1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32cm" svg:height="2.032cm" svg:x="4.826cm" svg:y="8.712cm">
            <text:p text:style-name="P4">V1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32cm" svg:height="2.032cm" svg:x="7.226cm" svg:y="8.712cm">
            <text:p text:style-name="P4">V2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32cm" svg:height="2.032cm" svg:x="9.626cm" svg:y="8.712cm">
            <text:p text:style-name="P4">V3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32cm" svg:height="2.032cm" svg:x="11.926cm" svg:y="8.712cm">
            <text:p text:style-name="P4">V4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32cm" svg:height="2.032cm" svg:x="14.326cm" svg:y="8.712cm">
            <text:p text:style-name="P4">V5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32cm" svg:height="2.032cm" svg:x="22.726cm" svg:y="8.712cm">
            <text:p text:style-name="P4">Vn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5.207cm" svg:height="1.524cm" svg:x="17.018cm" svg:y="8.89cm">
            <draw:text-box>
              <text:p text:style-name="P4"><text:span text:style-name="T1">...</text:span></text:p>
            </draw:text-box>
          </draw:frame>
          <draw:custom-shape draw:style-name="gr5" draw:text-style-name="P7" draw:layer="layout" svg:width="19.939cm" svg:height="1.905cm" svg:x="4.953cm" svg:y="12.192cm">
            <text:p text:style-name="P4">Search toolbar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8" draw:layer="layout" svg:width="2.413cm" svg:height="2.286cm" svg:x="2.159cm" svg:y="1.5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9" draw:layer="layout" svg:x1="4.191cm" svg:y1="3.556cm" svg:x2="5.842cm" svg:y2="9.271cm">
          <text:p/>
        </draw:line>
        <draw:custom-shape draw:style-name="gr6" draw:text-style-name="P8" draw:layer="layout" svg:width="2.413cm" svg:height="2.286cm" svg:x="4.826cm" svg:y="1.5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9" draw:layer="layout" svg:x1="6.858cm" svg:y1="3.556cm" svg:x2="8.509cm" svg:y2="9.271cm">
          <text:p/>
        </draw:line>
        <draw:custom-shape draw:style-name="gr6" draw:text-style-name="P8" draw:layer="layout" svg:width="2.413cm" svg:height="2.286cm" svg:x="19.939cm" svg:y="1.2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9" draw:layer="layout" svg:x1="21.971cm" svg:y1="3.302cm" svg:x2="23.622cm" svg:y2="9.017cm">
          <text:p/>
        </draw:line>
        <draw:custom-shape draw:style-name="gr8" draw:text-style-name="P10" draw:layer="layout" svg:width="0.889cm" svg:height="0.889cm" svg:x="1.143cm" svg:y="17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9" draw:layer="layout" svg:x1="1.778cm" svg:y1="17.399cm" svg:x2="5.207cm" svg:y2="13.589cm">
          <text:p/>
        </draw:line>
        <draw:custom-shape draw:style-name="gr8" draw:text-style-name="P10" draw:layer="layout" svg:width="0.889cm" svg:height="0.889cm" svg:x="2.842cm" svg:y="17.27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9" draw:layer="layout" svg:x1="3.477cm" svg:y1="17.4cm" svg:x2="6.906cm" svg:y2="13.59cm">
          <text:p/>
        </draw:line>
        <draw:custom-shape draw:style-name="gr8" draw:text-style-name="P10" draw:layer="layout" svg:width="0.889cm" svg:height="0.889cm" svg:x="5.041cm" svg:y="17.2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9" draw:layer="layout" svg:x1="5.676cm" svg:y1="17.401cm" svg:x2="9.105cm" svg:y2="13.591cm">
          <text:p/>
        </draw:line>
      </draw:page>
      <draw:page draw:name="page2" draw:style-name="dp1" draw:master-page-name="Default">
        <draw:frame draw:style-name="gr9" draw:text-style-name="P6" draw:layer="layout" svg:width="21.971cm" svg:height="2.159cm" svg:x="3.176cm" svg:y="6.732cm">
          <draw:text-box>
            <text:p text:style-name="P4"><text:span text:style-name="T2">Actual situation</text:span></text:p>
          </draw:text-box>
        </draw:frame>
        <draw:frame draw:style-name="gr10" draw:text-style-name="P1" draw:layer="layout" svg:width="26.543cm" svg:height="9.271cm" svg:x="1.27cm" svg:y="9.906cm">
          <draw:text-box>
            <text:p>detail</text:p>
          </draw:text-box>
        </draw:frame>
      </draw:page>
      <draw:page draw:name="page3" draw:style-name="dp1" draw:master-page-name="Default">
        <draw:frame draw:style-name="gr9" draw:text-style-name="P6" draw:layer="layout" svg:width="21.971cm" svg:height="2.159cm" svg:x="3.175cm" svg:y="6.731cm">
          <draw:text-box>
            <text:p text:style-name="P4"><text:span text:style-name="T2">Our problem</text:span></text:p>
          </draw:text-box>
        </draw:frame>
        <draw:frame draw:style-name="gr10" draw:text-style-name="P1" draw:layer="layout" svg:width="26.543cm" svg:height="9.271cm" svg:x="1.271cm" svg:y="9.907cm">
          <draw:text-box>
            <text:p>detail</text:p>
          </draw:text-box>
        </draw:frame>
      </draw:page>
      <draw:page draw:name="page4" draw:style-name="dp1" draw:master-page-name="Default">
        <draw:frame draw:style-name="gr9" draw:text-style-name="P6" draw:layer="layout" svg:width="21.971cm" svg:height="2.159cm" svg:x="3.176cm" svg:y="6.732cm">
          <draw:text-box>
            <text:p text:style-name="P4"><text:span text:style-name="T2">Delivery one</text:span></text:p>
          </draw:text-box>
        </draw:frame>
      </draw:page>
      <draw:page draw:name="page5" draw:style-name="dp1" draw:master-page-name="Default">
        <draw:custom-shape draw:style-name="gr11" draw:text-style-name="P12" draw:layer="layout" svg:width="26.67cm" svg:height="13.614cm" svg:x="1.651cm" svg:y="2.794cm">
          <text:p text:style-name="P11"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l</text:span><text:span text:style-name="T3">i</text:span><text:span text:style-name="T3">p</text:span><text:span text:style-name="T3">_</text:span><text:span text:style-name="T3">t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text:span text:style-name="T3">(</text:span><text:span text:style-name="T3">f</text:span><text:span text:style-name="T3">i</text:span><text:span text:style-name="T3">r</text:span><text:span text:style-name="T3">s</text:span><text:span text:style-name="T3">t</text:span><text:span text:style-name="T3"> </text:span><text:span text:style-name="T3">d</text:span><text:span text:style-name="T3">e</text:span><text:span text:style-name="T3">l</text:span><text:span text:style-name="T3">i</text:span><text:span text:style-name="T3">v</text:span><text:span text:style-name="T3">e</text:span><text:span text:style-name="T3">r</text:span><text:span text:style-name="T3">y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4.511cm" svg:height="9.282cm" draw:transform="skewX (-0.000872664625997165) rotate (-0.000872664625997355) translate (2.54cm 6.58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715cm" svg:height="8.001cm" svg:x="3.175cm" svg:y="7.239cm">
          <text:p text:style-name="P4">Add request video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119cm" svg:height="4.699cm" svg:x="9.271cm" svg:y="7.239cm">
          <text:p text:style-name="P4">Get all request video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6.119cm" svg:height="7.62cm" svg:x="20.071cm" svg:y="7.239cm">
          <text:p text:style-name="P4">Video suggestion<text:line-break/>1 … n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318cm" svg:height="1.778cm" svg:x="3.937cm" svg:y="13.081cm">
          <text:p text:style-name="P4">Author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318cm" svg:height="1.778cm" svg:x="21.082cm" svg:y="12.7cm">
          <text:p text:style-name="P4">Author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8.067cm" svg:height="2.667cm" svg:x="0.762cm" svg:y="17.907cm">
          <text:p text:style-name="P4">SpringBoot + MySql D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4T17:58:27.800477243</meta:creation-date>
    <dc:date>2020-07-14T18:30:46.478825525</dc:date>
    <meta:editing-duration>PT22M5S</meta:editing-duration>
    <meta:editing-cycles>7</meta:editing-cycles>
    <meta:generator>LibreOffice/6.0.7.3$Linux_X86_64 LibreOffice_project/00m0$Build-3</meta:generator>
    <meta:document-statistic meta:object-count="37"/>
  </office:meta>
</office:document-meta>
</file>